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attingLongConvertor.convertFromString( String value , Locale locale , Convertor . FormatCache formatCach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ormattingLongConvertor.getDefaultVaria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ingLongConvertor.FormattingLongConver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ingLongConvertor.getTyp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